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TablePreview1.svm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ole-draw-aspect="1" style:protect="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2.483cm" style:use-optimal-column-width="false"/>
    </style:style>
    <style:style style:name="ro1" style:family="table-row">
      <style:table-row-properties style:row-height="2.371cm"/>
    </style:style>
    <style:style style:name="ro2" style:family="table-row">
      <style:table-row-properties style:row-height="2.3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text-position="0% 100%" fo:font-family="'Liberation Sans'" style:font-family-generic="swiss" style:font-pitch="variable" fo:font-size="18pt" style:font-family-asian="Ubuntu" style:font-style-name-asian="Regular" style:font-size-asian="18pt" style:font-family-complex="Ubuntu" style:font-style-name-complex="Regular" style:font-size-complex="18pt"/>
    </style:style>
    <style:style style:name="T4" style:family="text">
      <style:text-properties style:text-position="sub 58%" fo:font-family="'Liberation Sans'" style:font-family-generic="swiss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Finite Difference Method</text:p>
          </draw:text-box>
        </draw:frame>
        <draw:frame draw:style-name="gr1" draw:layer="layout" svg:width="25.8cm" svg:height="14.564cm" svg:x="1cm" svg:y="4.2cm">
          <draw:text-box>
            <text:list text:style-name="L2">
              <text:list-item>
                <text:p><text:span text:style-name="T1">Laplace's equation is an elliptic PD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Discretized by finite-difference schem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Linear system of simultaneous equations A</text:span><text:span text:style-name="T2">x</text:span><text:span text:style-name="T1"> = </text:span><text:span text:style-name="T2">b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Solved using relaxation (smoothing) method</text:span></text:p>
              </text:list-item>
            </text:list>
          </draw:text-box>
        </draw:frame>
        <draw:frame draw:style-name="gr2" draw:layer="layout" svg:width="17.057cm" svg:height="1.323cm" svg:x="5.443cm" svg:y="6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6.259cm" svg:height="2.827cm" svg:x="0.711cm" svg:y="9.94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0.1cm" svg:height="2.492cm" svg:x="4.411cm" svg:y="14.62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cobi and Gauss-Seidel</text:p>
          </draw:text-box>
        </draw:frame>
        <draw:frame draw:style-name="gr1" draw:layer="layout" svg:width="26cm" svg:height="14.564cm" svg:x="1cm" svg:y="4cm">
          <draw:text-box>
            <text:list text:style-name="L2">
              <text:list-item>
                <text:p><text:span text:style-name="T1">Jacobi method simple relaxation schem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Some of these points have already been calculated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Gauss-Seidel method:</text:span></text:p>
                <text:p><text:span text:style-name="T1"/></text:p>
              </text:list-item>
            </text:list>
          </draw:text-box>
        </draw:frame>
        <draw:frame draw:style-name="gr2" draw:layer="layout" svg:width="20.18cm" svg:height="2.502cm" svg:x="3.8cm" svg:y="5.6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20.18cm" svg:height="2.502cm" svg:x="3.82cm" svg:y="17.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g>
          <draw:custom-shape draw:style-name="gr4" draw:text-style-name="P1" draw:layer="layout" svg:width="0.6cm" svg:height="0.6cm" svg:x="5.7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7.699cm" svg:y="10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9.698cm" svg:y="10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11.699cm" svg:y="10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13.698cm" svg:y="10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15.697cm" svg:y="10.5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17.698cm" svg:y="10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19.697cm" svg:y="10.5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21.696cm" svg:y="10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5.698cm" svg:y="12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7.697cm" svg:y="12.5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9.696cm" svg:y="12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1.695cm" svg:y="12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3.694cm" svg:y="12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5.693cm" svg:y="12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7.694cm" svg:y="12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9.693cm" svg:y="12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21.692cm" svg:y="12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7.693cm" svg:y="14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9.692cm" svg:y="14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21.691cm" svg:y="14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1.692cm" svg:y="14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3.691cm" svg:y="14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5.69cm" svg:y="14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5.691cm" svg:y="14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7.69cm" svg:y="14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9.689cm" svg:y="14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12cm" svg:y1="12.595cm" svg:x2="12cm" svg:y2="11.199cm">
            <text:p/>
          </draw:line>
          <draw:line draw:style-name="gr6" draw:text-style-name="P1" draw:layer="layout" svg:x1="12.295cm" svg:y1="12.9cm" svg:x2="13.694cm" svg:y2="12.9cm">
            <text:p/>
          </draw:line>
          <draw:line draw:style-name="gr6" draw:text-style-name="P1" draw:layer="layout" svg:x1="11.695cm" svg:y1="12.9cm" svg:x2="10.296cm" svg:y2="12.9cm">
            <text:p/>
          </draw:line>
          <draw:line draw:style-name="gr6" draw:text-style-name="P1" draw:layer="layout" svg:x1="12cm" svg:y1="13.195cm" svg:x2="12cm" svg:y2="14.592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ne-Point Method</text:p>
          </draw:text-box>
        </draw:frame>
        <draw:frame draw:style-name="gr1" draw:layer="layout" svg:width="26cm" svg:height="11.261cm" svg:x="1cm" svg:y="4cm">
          <draw:text-box>
            <text:list text:style-name="L2">
              <text:list-item>
                <text:p><text:span text:style-name="T1">Consider all 8 points around the current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Higher weight given to adjacent points</text:span></text:p>
                <text:p><text:span text:style-name="T1"/></text:p>
              </text:list-item>
              <text:list-item>
                <text:p><text:span text:style-name="T1">Nine-point Gauss-Seidel:</text:span></text:p>
              </text:list-item>
            </text:list>
          </draw:text-box>
        </draw:frame>
        <draw:g>
          <draw:custom-shape draw:style-name="gr5" draw:text-style-name="P1" draw:layer="layout" svg:width="0.6cm" svg:height="0.6cm" svg:x="11.8cm" svg:y="6.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5" draw:text-style-name="P1" draw:layer="layout" svg:width="0.6cm" svg:height="0.6cm" svg:x="13.799cm" svg:y="6.099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5" draw:text-style-name="P1" draw:layer="layout" svg:width="0.6cm" svg:height="0.6cm" svg:x="15.798cm" svg:y="6.09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5" draw:text-style-name="P1" draw:layer="layout" svg:width="0.6cm" svg:height="0.6cm" svg:x="11.799cm" svg:y="8.099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4" draw:text-style-name="P1" draw:layer="layout" svg:width="0.6cm" svg:height="0.6cm" svg:x="13.798cm" svg:y="8.09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5" draw:text-style-name="P1" draw:layer="layout" svg:width="0.6cm" svg:height="0.6cm" svg:x="15.797cm" svg:y="8.097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5" draw:text-style-name="P1" draw:layer="layout" svg:width="0.6cm" svg:height="0.6cm" svg:x="11.798cm" svg:y="10.09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5" draw:text-style-name="P1" draw:layer="layout" svg:width="0.6cm" svg:height="0.6cm" svg:x="13.797cm" svg:y="10.097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5" draw:text-style-name="P1" draw:layer="layout" svg:width="0.6cm" svg:height="0.6cm" svg:x="15.796cm" svg:y="10.09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g>
          <draw:frame draw:style-name="gr2" draw:layer="layout" svg:width="17.925cm" svg:height="1.482cm" svg:x="2.12cm" svg:y="16.1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2" draw:layer="layout" svg:width="19.853cm" svg:height="1.482cm" svg:x="6.7cm" svg:y="18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frame draw:style-name="gr7" draw:text-style-name="P2" draw:layer="layout" svg:width="2.132cm" svg:height="1.171cm" svg:x="16.6cm" svg:y="5.788cm">
          <draw:text-box>
            <text:p text:style-name="P2"><text:span text:style-name="T3">φ</text:span><text:span text:style-name="T4">x+h,y-h</text:span></text:p>
          </draw:text-box>
        </draw:frame>
        <draw:frame draw:style-name="gr7" draw:text-style-name="P2" draw:layer="layout" svg:width="1.806cm" svg:height="1.171cm" svg:x="16.6cm" svg:y="7.789cm">
          <draw:text-box>
            <text:p text:style-name="P2"><text:span text:style-name="T3">φ</text:span><text:span text:style-name="T4">x+h,y</text:span></text:p>
          </draw:text-box>
        </draw:frame>
        <draw:frame draw:style-name="gr7" draw:text-style-name="P2" draw:layer="layout" svg:width="2.225cm" svg:height="1.171cm" svg:x="16.6cm" svg:y="9.79cm">
          <draw:text-box>
            <text:p text:style-name="P2"><text:span text:style-name="T3">φ</text:span><text:span text:style-name="T4">x+h,y+h</text:span></text:p>
          </draw:text-box>
        </draw:frame>
        <draw:frame draw:style-name="gr7" draw:text-style-name="P2" draw:layer="layout" svg:width="2.132cm" svg:height="1.171cm" svg:x="9.7cm" svg:y="9.791cm">
          <draw:text-box>
            <text:p text:style-name="P2"><text:span text:style-name="T3">φ</text:span><text:span text:style-name="T4">x-h,y+h</text:span></text:p>
          </draw:text-box>
        </draw:frame>
        <draw:frame draw:style-name="gr7" draw:text-style-name="P2" draw:layer="layout" svg:width="1.713cm" svg:height="1.171cm" svg:x="9.7cm" svg:y="7.792cm">
          <draw:text-box>
            <text:p text:style-name="P2"><text:span text:style-name="T3">φ</text:span><text:span text:style-name="T4">x-h,y</text:span></text:p>
          </draw:text-box>
        </draw:frame>
        <draw:frame draw:style-name="gr7" draw:text-style-name="P2" draw:layer="layout" svg:width="2.039cm" svg:height="1.171cm" svg:x="9.7cm" svg:y="5.893cm">
          <draw:text-box>
            <text:p text:style-name="P2"><text:span text:style-name="T3">φ</text:span><text:span text:style-name="T4">x-h,y-h</text:span></text:p>
          </draw:text-box>
        </draw:frame>
        <draw:frame draw:style-name="gr7" draw:text-style-name="P2" draw:layer="layout" svg:width="1.713cm" svg:height="1.171cm" svg:x="13.2cm" svg:y="4.894cm">
          <draw:text-box>
            <text:p text:style-name="P2"><text:span text:style-name="T3">φ</text:span><text:span text:style-name="T4">x,y-h</text:span></text:p>
          </draw:text-box>
        </draw:frame>
        <draw:frame draw:style-name="gr7" draw:text-style-name="P2" draw:layer="layout" svg:width="1.806cm" svg:height="1.171cm" svg:x="13.2cm" svg:y="10.495cm">
          <draw:text-box>
            <text:p text:style-name="P2"><text:span text:style-name="T3">φ</text:span><text:span text:style-name="T4">x,y+h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undary Conditions</text:p>
          </draw:text-box>
        </draw:frame>
        <draw:frame draw:style-name="gr1" draw:layer="layout" svg:width="26cm" svg:height="5.756cm" svg:x="1cm" svg:y="4.001cm">
          <draw:text-box>
            <text:list text:style-name="L2">
              <text:list-item>
                <text:p><text:span text:style-name="T1">Jacobi &amp; Gauss-Seidel designed for closed / infinite boundary problems</text:span></text:p>
              </text:list-item>
              <text:list-item>
                <text:p><text:span text:style-name="T1"/></text:p>
              </text:list-item>
              <text:list-item>
                <text:p><text:span text:style-name="T1">Considerations at boundary of finite system modify method</text:span></text:p>
              </text:list-item>
            </text:list>
          </draw:text-box>
        </draw:frame>
        <draw:frame draw:style-name="standard" draw:layer="layout" svg:width="9.931cm" svg:height="9.484cm" svg:x="9.038cm" svg:y="9.5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RCC </meta:initial-creator>
    <meta:creation-date>2015-03-06T12:53:55</meta:creation-date>
    <dc:date>2015-03-06T17:16:35</dc:date>
    <dc:creator>JohnRCC </dc:creator>
    <meta:editing-duration>PT3H36M56S</meta:editing-duration>
    <meta:editing-cycles>2</meta:editing-cycles>
    <meta:generator>LibreOffice/3.5$Linux_x86 LibreOffice_project/350m1$Build-2</meta:generator>
    <meta:document-statistic meta:object-count="96"/>
  </office:meta>
</office:document-meta>
</file>

<file path=Object 1/content.xml><?xml version="1.0" encoding="utf-8"?>
<math xmlns="http://www.w3.org/1998/Math/MathML">
  <semantics>
    <mrow>
      <mi>A</mi>
      <mrow>
        <msub>
          <mo stretchy="false">ϕ</mo>
          <mrow>
            <mi mathvariant="italic">xx</mi>
          </mrow>
        </msub>
        <mo stretchy="false">+</mo>
        <mi>B</mi>
      </mrow>
      <mrow>
        <msub>
          <mo stretchy="false">ϕ</mo>
          <mrow>
            <mi mathvariant="italic">yy</mi>
          </mrow>
        </msub>
        <mo stretchy="false">+</mo>
        <mn>2C</mn>
      </mrow>
      <mrow>
        <msub>
          <mo stretchy="false">ϕ</mo>
          <mrow>
            <mi mathvariant="italic">xy</mi>
          </mrow>
        </msub>
        <mo stretchy="false">+</mo>
        <mi>D</mi>
      </mrow>
      <mrow>
        <msub>
          <mo stretchy="false">ϕ</mo>
          <mrow>
            <mi>x</mi>
          </mrow>
        </msub>
        <mo stretchy="false">+</mo>
        <mi>E</mi>
      </mrow>
      <mrow>
        <mrow>
          <msub>
            <mo stretchy="false">ϕ</mo>
            <mrow>
              <mi>y</mi>
            </mrow>
          </msub>
          <mo stretchy="false">+</mo>
          <mi>F</mi>
        </mrow>
        <mo stretchy="false">=</mo>
        <mn>0</mn>
      </mrow>
    </mrow>
    <annotation encoding="StarMath 5.0">A%phi_{xx} + B%phi_{yy} + 2C%phi_{xy} + D%phi_{x} + E%phi_{y} + F = 0</annotation>
  </semantics>
</math>
</file>

<file path=Object 2/content.xml><?xml version="1.0" encoding="utf-8"?>
<math xmlns="http://www.w3.org/1998/Math/MathML">
  <semantics>
    <mrow>
      <msup>
        <mo stretchy="false">∇</mo>
        <mrow>
          <mn>2</mn>
        </mrow>
      </msup>
      <mrow>
        <mrow>
          <mo stretchy="false">ϕ</mo>
          <mo stretchy="false">=</mo>
          <mrow>
            <mfrac>
              <mrow>
                <msup>
                  <mo stretchy="false">∂</mo>
                  <mn>2</mn>
                </msup>
                <mo stretchy="false">ϕ</mo>
              </mrow>
              <mrow>
                <mo stretchy="false">∂</mo>
                <msup>
                  <mi>x</mi>
                  <mn>2</mn>
                </msup>
              </mrow>
            </mfrac>
            <mo stretchy="false">+</mo>
            <mfrac>
              <mrow>
                <msup>
                  <mo stretchy="false">∂</mo>
                  <mn>2</mn>
                </msup>
                <mo stretchy="false">ϕ</mo>
              </mrow>
              <mrow>
                <mo stretchy="false">∂</mo>
                <msup>
                  <mi>y</mi>
                  <mn>2</mn>
                </msup>
              </mrow>
            </mfrac>
          </mrow>
        </mrow>
        <mo stretchy="false">=</mo>
        <mfrac>
          <mn>1</mn>
          <mrow>
            <msup>
              <mi>h</mi>
              <mn>2</mn>
            </msup>
          </mrow>
        </mfrac>
      </mrow>
      <mrow>
        <mo stretchy="false">(</mo>
        <mrow>
          <mrow>
            <mrow>
              <mrow>
                <mrow>
                  <msub>
                    <mo stretchy="false">ϕ</mo>
                    <mrow>
                      <mrow>
                        <mi>x</mi>
                        <mo stretchy="false">−</mo>
                        <mi>h</mi>
                      </mrow>
                      <mi>,</mi>
                      <mi>y</mi>
                    </mrow>
                  </msub>
                  <mo stretchy="false">+</mo>
                  <msub>
                    <mo stretchy="false">ϕ</mo>
                    <mrow>
                      <mrow>
                        <mi>x</mi>
                        <mo stretchy="false">+</mo>
                        <mi>h</mi>
                      </mrow>
                      <mi>,</mi>
                      <mi>y</mi>
                    </mrow>
                  </msub>
                </mrow>
                <mo stretchy="false">+</mo>
                <msub>
                  <mo stretchy="false">ϕ</mo>
                  <mrow>
                    <mi>x</mi>
                    <mi>,</mi>
                    <mrow>
                      <mi>y</mi>
                      <mo stretchy="false">−</mo>
                      <mi>h</mi>
                    </mrow>
                  </mrow>
                </msub>
              </mrow>
              <mo stretchy="false">+</mo>
              <msub>
                <mo stretchy="false">ϕ</mo>
                <mrow>
                  <mi>x</mi>
                  <mi>,</mi>
                  <mrow>
                    <mi>y</mi>
                    <mo stretchy="false">+</mo>
                    <mi>h</mi>
                  </mrow>
                </mrow>
              </msub>
            </mrow>
            <mo stretchy="false">−</mo>
            <mn>4</mn>
          </mrow>
          <msub>
            <mo stretchy="false">ϕ</mo>
            <mrow>
              <mi>x</mi>
              <mi>,</mi>
              <mi>y</mi>
            </mrow>
          </msub>
        </mrow>
        <mo stretchy="false">)</mo>
      </mrow>
    </mrow>
    <annotation encoding="StarMath 5.0">nabla ^{2}%phi = {partial^2 %phi}over{partial x^2} + {partial^2 %phi}over{partial y^2} = 1 over {h^2} (%phi_{x-h,y} + %phi_{x+h,y} + %phi_{x,y-h} + %phi_{x,y+h} - 4%phi_{x,y}) </annotation>
  </semantics>
</math>
</file>

<file path=Object 3/content.xml><?xml version="1.0" encoding="utf-8"?>
<math xmlns="http://www.w3.org/1998/Math/MathML">
  <semantics>
    <mrow>
      <mrow>
        <msub>
          <mo stretchy="false">ϕ</mo>
          <mrow>
            <mi>x</mi>
            <mi>,</mi>
            <mi>y</mi>
          </mrow>
        </msub>
        <mo stretchy="false">=</mo>
        <mfrac>
          <mn>1</mn>
          <mn>4</mn>
        </mfrac>
      </mrow>
      <mrow>
        <mrow>
          <mo stretchy="false">(</mo>
          <mrow>
            <mrow>
              <mrow>
                <mrow>
                  <msub>
                    <mo stretchy="false">ϕ</mo>
                    <mrow>
                      <mrow>
                        <mi>x</mi>
                        <mo stretchy="false">−</mo>
                        <mi>h</mi>
                      </mrow>
                      <mi>,</mi>
                      <mi>y</mi>
                    </mrow>
                  </msub>
                  <mo stretchy="false">+</mo>
                  <msub>
                    <mo stretchy="false">ϕ</mo>
                    <mrow>
                      <mrow>
                        <mi>x</mi>
                        <mo stretchy="false">+</mo>
                        <mi>h</mi>
                      </mrow>
                      <mi>,</mi>
                      <mi>y</mi>
                    </mrow>
                  </msub>
                </mrow>
                <mo stretchy="false">+</mo>
                <msub>
                  <mo stretchy="false">ϕ</mo>
                  <mrow>
                    <mi>x</mi>
                    <mi>,</mi>
                    <mrow>
                      <mi>y</mi>
                      <mo stretchy="false">−</mo>
                      <mi>h</mi>
                    </mrow>
                  </mrow>
                </msub>
              </mrow>
              <mo stretchy="false">+</mo>
              <msub>
                <mo stretchy="false">ϕ</mo>
                <mrow>
                  <mi>x</mi>
                  <mi>,</mi>
                  <mrow>
                    <mi>y</mi>
                    <mo stretchy="false">+</mo>
                    <mi>h</mi>
                  </mrow>
                </mrow>
              </msub>
            </mrow>
          </mrow>
          <mo stretchy="false">)</mo>
        </mrow>
        <mo stretchy="false">+</mo>
        <mi>O</mi>
      </mrow>
      <mrow>
        <mo stretchy="false">(</mo>
        <mrow>
          <msup>
            <mi>h</mi>
            <mn>2</mn>
          </msup>
        </mrow>
        <mo stretchy="false">)</mo>
      </mrow>
    </mrow>
    <annotation encoding="StarMath 5.0">%phi_{x,y} = 1 over 4 (%phi_{x-h,y} + %phi_{x+h,y} + %phi_{x,y-h} + %phi_{x,y+h}) + O(h^2)</annotation>
  </semantics>
</math>
</file>

<file path=Object 4/content.xml><?xml version="1.0" encoding="utf-8"?>
<math xmlns="http://www.w3.org/1998/Math/MathML">
  <semantics>
    <mrow>
      <mrow>
        <msubsup>
          <mo stretchy="false">ϕ</mo>
          <mrow>
            <mi>x</mi>
            <mi>,</mi>
            <mi>y</mi>
          </mrow>
          <mrow>
            <mrow>
              <mi>n</mi>
              <mo stretchy="false">+</mo>
              <mn>1</mn>
            </mrow>
          </mrow>
        </msubsup>
        <mo stretchy="false">=</mo>
        <mfrac>
          <mn>1</mn>
          <mn>4</mn>
        </mfrac>
      </mrow>
      <mrow>
        <mrow>
          <mo stretchy="false">(</mo>
          <mrow>
            <mrow>
              <mrow>
                <mrow>
                  <msubsup>
                    <mo stretchy="false">ϕ</mo>
                    <mrow>
                      <mrow>
                        <mi>x</mi>
                        <mo stretchy="false">−</mo>
                        <mi>h</mi>
                      </mrow>
                      <mi>,</mi>
                      <mi>y</mi>
                    </mrow>
                    <mi>n</mi>
                  </msubsup>
                  <mo stretchy="false">+</mo>
                  <msubsup>
                    <mo stretchy="false">ϕ</mo>
                    <mrow>
                      <mrow>
                        <mi>x</mi>
                        <mo stretchy="false">+</mo>
                        <mi>h</mi>
                      </mrow>
                      <mi>,</mi>
                      <mi>y</mi>
                    </mrow>
                    <mi>n</mi>
                  </msubsup>
                </mrow>
                <mo stretchy="false">+</mo>
                <msubsup>
                  <mo stretchy="false">ϕ</mo>
                  <mrow>
                    <mi>x</mi>
                    <mi>,</mi>
                    <mrow>
                      <mi>y</mi>
                      <mo stretchy="false">−</mo>
                      <mi>h</mi>
                    </mrow>
                  </mrow>
                  <mi>n</mi>
                </msubsup>
              </mrow>
              <mo stretchy="false">+</mo>
              <msubsup>
                <mo stretchy="false">ϕ</mo>
                <mrow>
                  <mi>x</mi>
                  <mi>,</mi>
                  <mrow>
                    <mi>y</mi>
                    <mo stretchy="false">+</mo>
                    <mi>h</mi>
                  </mrow>
                </mrow>
                <mi>n</mi>
              </msubsup>
            </mrow>
          </mrow>
          <mo stretchy="false">)</mo>
        </mrow>
        <mo stretchy="false">+</mo>
        <mi>O</mi>
      </mrow>
      <mrow>
        <mo stretchy="false">(</mo>
        <mrow>
          <msup>
            <mi>h</mi>
            <mn>2</mn>
          </msup>
        </mrow>
        <mo stretchy="false">)</mo>
      </mrow>
    </mrow>
    <annotation encoding="StarMath 5.0">%phi_{x,y}^{n+1} = 1 over 4 (%phi_{x-h,y}^n + %phi_{x+h,y}^n + %phi_{x,y-h}^n + %phi_{x,y+h}^n) + O(h^2)</annotation>
  </semantics>
</math>
</file>

<file path=Object 5/content.xml><?xml version="1.0" encoding="utf-8"?>
<math xmlns="http://www.w3.org/1998/Math/MathML">
  <semantics>
    <mrow>
      <mrow>
        <msubsup>
          <mo stretchy="false">ϕ</mo>
          <mrow>
            <mi>x</mi>
            <mi>,</mi>
            <mi>y</mi>
          </mrow>
          <mrow>
            <mrow>
              <mi>n</mi>
              <mo stretchy="false">+</mo>
              <mn>1</mn>
            </mrow>
          </mrow>
        </msubsup>
        <mo stretchy="false">=</mo>
        <mfrac>
          <mn>1</mn>
          <mn>4</mn>
        </mfrac>
      </mrow>
      <mrow>
        <mrow>
          <mo stretchy="false">(</mo>
          <mrow>
            <mrow>
              <mrow>
                <mrow>
                  <msubsup>
                    <mo stretchy="false">ϕ</mo>
                    <mrow>
                      <mrow>
                        <mi>x</mi>
                        <mo stretchy="false">−</mo>
                        <mi>h</mi>
                      </mrow>
                      <mi>,</mi>
                      <mi>y</mi>
                    </mrow>
                    <mrow>
                      <mrow>
                        <mi>n</mi>
                        <mo stretchy="false">+</mo>
                        <mn>1</mn>
                      </mrow>
                    </mrow>
                  </msubsup>
                  <mo stretchy="false">+</mo>
                  <msubsup>
                    <mo stretchy="false">ϕ</mo>
                    <mrow>
                      <mrow>
                        <mi>x</mi>
                        <mo stretchy="false">+</mo>
                        <mi>h</mi>
                      </mrow>
                      <mi>,</mi>
                      <mi>y</mi>
                    </mrow>
                    <mi>n</mi>
                  </msubsup>
                </mrow>
                <mo stretchy="false">+</mo>
                <msubsup>
                  <mo stretchy="false">ϕ</mo>
                  <mrow>
                    <mi>x</mi>
                    <mi>,</mi>
                    <mrow>
                      <mi>y</mi>
                      <mo stretchy="false">−</mo>
                      <mi>h</mi>
                    </mrow>
                  </mrow>
                  <mrow>
                    <mrow>
                      <mi>n</mi>
                      <mo stretchy="false">+</mo>
                      <mn>1</mn>
                    </mrow>
                  </mrow>
                </msubsup>
              </mrow>
              <mo stretchy="false">+</mo>
              <msubsup>
                <mo stretchy="false">ϕ</mo>
                <mrow>
                  <mi>x</mi>
                  <mi>,</mi>
                  <mrow>
                    <mi>y</mi>
                    <mo stretchy="false">+</mo>
                    <mi>h</mi>
                  </mrow>
                </mrow>
                <mi>n</mi>
              </msubsup>
            </mrow>
          </mrow>
          <mo stretchy="false">)</mo>
        </mrow>
        <mo stretchy="false">+</mo>
        <mi>O</mi>
      </mrow>
      <mrow>
        <mo stretchy="false">(</mo>
        <mrow>
          <msup>
            <mi>h</mi>
            <mn>2</mn>
          </msup>
        </mrow>
        <mo stretchy="false">)</mo>
      </mrow>
    </mrow>
    <annotation encoding="StarMath 5.0">%phi_{x,y}^{n+1} = 1 over 4 (%phi_{x-h,y}^{n+1} + %phi_{x+h,y}^n + %phi_{x,y-h}^{n+1} + %phi_{x,y+h}^n) + O(h^2)</annotation>
  </semantics>
</math>
</file>

<file path=Object 6/content.xml><?xml version="1.0" encoding="utf-8"?>
<math xmlns="http://www.w3.org/1998/Math/MathML">
  <semantics>
    <mrow>
      <mn>20</mn>
      <mrow>
        <msubsup>
          <mo stretchy="false">ϕ</mo>
          <mrow>
            <mi>x</mi>
            <mi>,</mi>
            <mi>y</mi>
          </mrow>
          <mrow>
            <mrow>
              <mi>n</mi>
              <mo stretchy="false">+</mo>
              <mn>1</mn>
            </mrow>
          </mrow>
        </msubsup>
        <mo stretchy="false">=</mo>
        <mn>4</mn>
      </mrow>
      <mrow>
        <mo stretchy="false">(</mo>
        <mrow>
          <mrow>
            <mrow>
              <mrow>
                <msubsup>
                  <mo stretchy="false">ϕ</mo>
                  <mrow>
                    <mrow>
                      <mi>x</mi>
                      <mo stretchy="false">−</mo>
                      <mi>h</mi>
                    </mrow>
                    <mi>,</mi>
                    <mi>y</mi>
                  </mrow>
                  <mrow>
                    <mrow>
                      <mi>n</mi>
                      <mo stretchy="false">+</mo>
                      <mn>1</mn>
                    </mrow>
                  </mrow>
                </msubsup>
                <mo stretchy="false">+</mo>
                <msubsup>
                  <mo stretchy="false">ϕ</mo>
                  <mrow>
                    <mrow>
                      <mi>x</mi>
                      <mo stretchy="false">+</mo>
                      <mi>h</mi>
                    </mrow>
                    <mi>,</mi>
                    <mi>y</mi>
                  </mrow>
                  <mi>n</mi>
                </msubsup>
              </mrow>
              <mo stretchy="false">+</mo>
              <msubsup>
                <mo stretchy="false">ϕ</mo>
                <mrow>
                  <mi>x</mi>
                  <mi>,</mi>
                  <mrow>
                    <mi>y</mi>
                    <mo stretchy="false">−</mo>
                    <mi>h</mi>
                  </mrow>
                </mrow>
                <mrow>
                  <mrow>
                    <mi>n</mi>
                    <mo stretchy="false">+</mo>
                    <mn>1</mn>
                  </mrow>
                </mrow>
              </msubsup>
            </mrow>
            <mo stretchy="false">+</mo>
            <msubsup>
              <mo stretchy="false">ϕ</mo>
              <mrow>
                <mi>x</mi>
                <mi>,</mi>
                <mrow>
                  <mi>y</mi>
                  <mo stretchy="false">+</mo>
                  <mi>h</mi>
                </mrow>
              </mrow>
              <mi>n</mi>
            </msubsup>
          </mrow>
        </mrow>
        <mo stretchy="false">)</mo>
      </mrow>
    </mrow>
    <annotation encoding="StarMath 5.0">20%phi_{x,y}^{n+1} = 4(%phi_{x-h,y}^{n+1} + %phi_{x+h,y}^n + %phi_{x,y-h}^{n+1} + %phi_{x,y+h}^n)</annotation>
  </semantics>
</math>
</file>

<file path=Object 7/content.xml><?xml version="1.0" encoding="utf-8"?>
<math xmlns="http://www.w3.org/1998/Math/MathML">
  <semantics>
    <mrow>
      <mrow>
        <mrow>
          <mrow>
            <mrow>
              <mrow>
                <mo stretchy="false">+</mo>
                <msubsup>
                  <mo stretchy="false">ϕ</mo>
                  <mrow>
                    <mrow>
                      <mi>x</mi>
                      <mo stretchy="false">−</mo>
                      <mi>h</mi>
                    </mrow>
                    <mi>,</mi>
                    <mrow>
                      <mi>y</mi>
                      <mo stretchy="false">−</mo>
                      <mi>h</mi>
                    </mrow>
                  </mrow>
                  <mrow>
                    <mrow>
                      <mi>n</mi>
                      <mo stretchy="false">+</mo>
                      <mn>1</mn>
                    </mrow>
                  </mrow>
                </msubsup>
              </mrow>
              <mo stretchy="false">+</mo>
              <msubsup>
                <mo stretchy="false">ϕ</mo>
                <mrow>
                  <mrow>
                    <mi>x</mi>
                    <mo stretchy="false">−</mo>
                    <mi>h</mi>
                  </mrow>
                  <mi>,</mi>
                  <mrow>
                    <mi>y</mi>
                    <mo stretchy="false">+</mo>
                    <mi>h</mi>
                  </mrow>
                </mrow>
                <mrow>
                  <mrow>
                    <mi>n</mi>
                    <mo stretchy="false">+</mo>
                    <mn>1</mn>
                  </mrow>
                </mrow>
              </msubsup>
            </mrow>
            <mo stretchy="false">+</mo>
            <msubsup>
              <mo stretchy="false">ϕ</mo>
              <mrow>
                <mrow>
                  <mi>x</mi>
                  <mo stretchy="false">+</mo>
                  <mi>h</mi>
                </mrow>
                <mi>,</mi>
                <mrow>
                  <mi>y</mi>
                  <mo stretchy="false">−</mo>
                  <mi>h</mi>
                </mrow>
              </mrow>
              <mi>n</mi>
            </msubsup>
          </mrow>
          <mo stretchy="false">+</mo>
          <msubsup>
            <mo stretchy="false">ϕ</mo>
            <mrow>
              <mrow>
                <mi>x</mi>
                <mo stretchy="false">+</mo>
                <mi>h</mi>
              </mrow>
              <mi>,</mi>
              <mrow>
                <mi>y</mi>
                <mo stretchy="false">+</mo>
                <mi>h</mi>
              </mrow>
            </mrow>
            <mi>n</mi>
          </msubsup>
        </mrow>
        <mo stretchy="false">+</mo>
        <mi>O</mi>
      </mrow>
      <mrow>
        <mo stretchy="false">(</mo>
        <mrow>
          <msup>
            <mi>h</mi>
            <mn>4</mn>
          </msup>
        </mrow>
        <mo stretchy="false">)</mo>
      </mrow>
    </mrow>
    <annotation encoding="StarMath 5.0">+%phi_{x-h,y-h}^{n+1} + %phi_{x-h,y+h}^{n+1} + %phi_{x+h,y-h}^n + %phi_{x+h,y+h}^n + O(h^4)</annotation>
  </semantics>
</math>
</file>